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3000002FACEE098A5D0A62B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55cm" fo:min-width="1.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99ff99" draw:textarea-horizontal-align="justify" draw:textarea-vertical-align="middle" draw:auto-grow-height="false" fo:min-height="0.516cm" fo:min-width="1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516cm" fo:min-width="1.5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ff9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467cm" svg:x="1.001cm" svg:y="1.133cm">
          <draw:image xlink:href="Pictures/1000000000000433000002FACEE098A5D0A62B12.png" xlink:type="simple" xlink:show="embed" xlink:actuate="onLoad" loext:mime-type="image/png">
            <text:p/>
          </draw:image>
        </draw:frame>
        <draw:custom-shape draw:style-name="gr2" draw:text-style-name="P2" draw:layer="layout" svg:width="2.1cm" svg:height="0.8cm" svg:x="3.1cm" svg:y="13.3cm">
          <text:p text:style-name="P1"><text:span text:style-name="T1">Violin I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0.8cm" svg:x="5.8cm" svg:y="13.3cm">
          <text:p text:style-name="P1"><text:span text:style-name="T1">Violin I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0.8cm" svg:x="8.5cm" svg:y="13.3cm">
          <text:p text:style-name="P1"><text:span text:style-name="T1">Viol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6T19:26:32.709000000</meta:creation-date>
    <dc:date>2019-12-16T22:50:48.773000000</dc:date>
    <meta:editing-duration>PT3H14M6S</meta:editing-duration>
    <meta:editing-cycles>1</meta:editing-cycles>
    <meta:document-statistic meta:object-count="4"/>
    <meta:generator>LibreOffice/6.3.1.2$Windows_X86_64 LibreOffice_project/b79626edf0065ac373bd1df5c28bd630b4424273</meta:generator>
  </office:meta>
</office:document-meta>
</file>